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P3" style:parent-style-name="Standard" style:family="paragraph">
      <style:text-properties style:font-name="Calibri" fo:font-weight="bold" style:font-weight-asian="bold" fo:background-color="#FFFFFF" fo:language="en" fo:country="US"/>
    </style:style>
    <style:style style:name="T4" style:parent-style-name="DefaultParagraphFont" style:family="text">
      <style:text-properties style:font-name="Calibri" fo:font-weight="bold" style:font-weight-asian="bold" fo:background-color="#FFFFFF" fo:language="en" fo:country="US"/>
    </style:style>
    <style:style style:name="T5" style:parent-style-name="DefaultParagraphFont" style:family="text">
      <style:text-properties style:font-name="Calibri" fo:background-color="#FFFFFF" fo:language="en" fo:country="US"/>
    </style:style>
    <style:style style:name="T6" style:parent-style-name="DefaultParagraphFont" style:family="text">
      <style:text-properties style:font-name="Verdana" fo:font-size="9pt" style:font-size-asian="9pt" fo:background-color="#FFFFFF" fo:language="en" fo:country="US"/>
    </style:style>
    <style:style style:name="T7" style:parent-style-name="DefaultParagraphFont" style:family="text">
      <style:text-properties style:font-name="Verdana" fo:font-size="9pt" style:font-size-asian="9pt" fo:background-color="#FFFFFF" fo:language="en" fo:country="US"/>
    </style:style>
    <style:style style:name="T8" style:parent-style-name="DefaultParagraphFont" style:family="text">
      <style:text-properties style:font-name="Verdana" fo:font-size="9pt" style:font-size-asian="9pt" fo:background-color="#FFFFFF" fo:language="de" fo:country="DE"/>
    </style:style>
    <style:style style:name="P9" style:parent-style-name="Standard" style:family="paragraph">
      <style:text-properties style:font-name="Verdana" fo:font-size="9pt" style:font-size-asian="9pt" fo:background-color="#FFFFFF" fo:language="de" fo:country="DE"/>
    </style:style>
    <style:style style:name="P10" style:parent-style-name="Standard" style:family="paragraph">
      <style:text-properties style:font-name="Calibri" fo:background-color="#FFFFFF" fo:language="de" fo:country="DE"/>
    </style:style>
    <style:style style:name="P11" style:parent-style-name="Standard" style:family="paragraph">
      <style:paragraph-properties fo:margin-left="0.5in">
        <style:tab-stops/>
      </style:paragraph-properties>
      <style:text-properties style:font-name="Calibri" fo:background-color="#FFFFFF" fo:language="en" fo:country="US"/>
    </style:style>
    <style:style style:name="P12" style:parent-style-name="Standard" style:family="paragraph">
      <style:paragraph-properties fo:margin-left="0.5in">
        <style:tab-stops/>
      </style:paragraph-properties>
      <style:text-properties style:font-name="Calibri" fo:background-color="#FFFFFF" fo:language="en" fo:country="US"/>
    </style:style>
    <style:style style:name="T13" style:parent-style-name="DefaultParagraphFont" style:family="text">
      <style:text-properties style:font-name="Calibri" fo:font-weight="bold" style:font-weight-asian="bold" fo:background-color="#FFFFFF" fo:language="en" fo:country="US"/>
    </style:style>
    <style:style style:name="T14" style:parent-style-name="DefaultParagraphFont" style:family="text">
      <style:text-properties style:font-name="Calibri" fo:background-color="#FFFFFF" fo:language="en" fo:country="US"/>
    </style:style>
    <style:style style:name="T15" style:parent-style-name="DefaultParagraphFont" style:family="text">
      <style:text-properties style:font-name="Verdana" fo:font-size="9pt" style:font-size-asian="9pt" fo:background-color="#FFFFFF" fo:language="en" fo:country="US"/>
    </style:style>
    <style:style style:name="P16" style:parent-style-name="Standard" style:family="paragraph">
      <style:text-properties style:font-name="Verdana" fo:font-size="9pt" style:font-size-asian="9pt" fo:background-color="#FFFFFF" fo:language="en" fo:country="US"/>
    </style:style>
    <style:style style:name="P17" style:parent-style-name="Standard" style:family="paragraph">
      <style:text-properties style:font-name="Verdana" fo:font-size="9pt" style:font-size-asian="9pt" fo:background-color="#FFFFFF" fo:language="en" fo:country="US"/>
    </style:style>
    <style:style style:name="P18" style:parent-style-name="Standard" style:family="paragraph">
      <style:paragraph-properties fo:text-indent="0.5in"/>
      <style:text-properties style:font-name="Verdana" fo:font-size="9pt" style:font-size-asian="9pt" fo:background-color="#FFFFFF" fo:language="en" fo:country="US"/>
    </style:style>
    <style:style style:name="P19" style:parent-style-name="Standard" style:family="paragraph">
      <style:paragraph-properties fo:text-indent="0.5in"/>
      <style:text-properties style:font-name="Verdana" fo:font-size="9pt" style:font-size-asian="9pt" fo:background-color="#FFFFFF" fo:language="en" fo:country="US"/>
    </style:style>
    <style:style style:name="P20" style:parent-style-name="Standard" style:family="paragraph">
      <style:paragraph-properties fo:text-indent="0.5in"/>
      <style:text-properties style:font-name="Calibri" fo:background-color="#FFFFFF" fo:language="en" fo:country="US"/>
    </style:style>
    <style:style style:name="T21" style:parent-style-name="DefaultParagraphFont" style:family="text">
      <style:text-properties style:font-name="Calibri" fo:font-weight="bold" style:font-weight-asian="bold" fo:background-color="#FFFFFF" fo:language="en" fo:country="US"/>
    </style:style>
    <style:style style:name="T22" style:parent-style-name="DefaultParagraphFont" style:family="text">
      <style:text-properties style:font-name="Calibri" fo:background-color="#FFFFFF" fo:language="en" fo:country="US"/>
    </style:style>
    <style:style style:name="T23" style:parent-style-name="DefaultParagraphFont" style:family="text">
      <style:text-properties style:font-name="Calibri" fo:background-color="#FFFFFF" fo:language="en" fo:country="US"/>
    </style:style>
    <style:style style:name="T24" style:parent-style-name="DefaultParagraphFont" style:family="text">
      <style:text-properties style:font-name="Segoe UI" style:font-name-complex="Segoe UI" style:letter-kerning="false" fo:font-size="9pt" style:font-size-asian="9pt" style:font-size-complex="9pt" fo:language="en" fo:country="US"/>
    </style:style>
    <style:style style:name="P25" style:parent-style-name="Standard" style:family="paragraph">
      <style:paragraph-properties fo:text-indent="0.5in"/>
      <style:text-properties style:font-name="Calibri" fo:background-color="#FFFFFF" fo:language="en" fo:country="US"/>
    </style:style>
    <style:style style:name="P26" style:parent-style-name="Standard" style:family="paragraph">
      <style:text-properties style:font-name="Calibri" fo:background-color="#FFFFFF" fo:language="en" fo:country="US"/>
    </style:style>
    <style:style style:name="T27" style:parent-style-name="DefaultParagraphFont" style:family="text">
      <style:text-properties style:font-name="Calibri" fo:font-weight="bold" style:font-weight-asian="bold" fo:background-color="#FFFFFF" fo:language="en" fo:country="US"/>
    </style:style>
    <style:style style:name="T28" style:parent-style-name="DefaultParagraphFont" style:family="text">
      <style:text-properties style:font-name="Calibri" fo:background-color="#FFFFFF" fo:language="en" fo:country="US"/>
    </style:style>
    <style:style style:name="T29" style:parent-style-name="DefaultParagraphFont" style:family="text">
      <style:text-properties style:font-name="Verdana" fo:font-size="9pt" style:font-size-asian="9pt" fo:background-color="#FFFFFF" fo:language="en" fo:country="US"/>
    </style:style>
    <style:style style:name="P30" style:parent-style-name="Standard" style:family="paragraph">
      <style:text-properties fo:font-weight="bold" style:font-weight-asian="bold" style:font-weight-complex="bold" fo:language="en" fo:country="US"/>
    </style:style>
    <style:style style:name="P31" style:parent-style-name="Standard" style:family="paragraph">
      <style:text-properties fo:font-weight="bold" style:font-weight-asian="bold" style:font-weight-complex="bold" fo:language="en" fo:country="US"/>
    </style:style>
    <style:style style:name="P32" style:parent-style-name="Standard" style:family="paragraph">
      <style:text-properties style:font-weight-complex="bold" fo:language="en" fo:country="US"/>
    </style:style>
    <style:style style:name="P33" style:parent-style-name="Standard" style:family="paragraph">
      <style:text-properties style:font-weight-complex="bold" fo:language="en" fo:country="US"/>
    </style:style>
    <style:style style:name="P34" style:parent-style-name="Standard" style:family="paragraph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7" style:parent-style-name="Hyperlink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color="#333333" fo:font-size="14pt" style:font-size-asian="14pt" style:font-size-complex="14pt" fo:background-color="#FFFFFF" fo:language="en" fo:country="US"/>
    </style:style>
    <style:style style:name="T41" style:parent-style-name="DefaultParagraphFont" style:family="text">
      <style:text-properties fo:background-color="#FFFFFF" fo:language="en" fo:country="US"/>
    </style:style>
    <style:style style:name="T42" style:parent-style-name="DefaultParagraphFont" style:family="text">
      <style:text-properties fo:background-color="#FFFFFF" fo:language="en" fo:country="US"/>
    </style:style>
    <style:style style:name="T4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4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8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9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0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1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2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4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P56" style:parent-style-name="Standard" style:family="paragraph">
      <style:text-properties style:font-weight-complex="bold" fo:language="en" fo:country="US"/>
    </style:style>
    <style:style style:name="P57" style:parent-style-name="Standard" style:family="paragraph">
      <style:text-properties fo:background-color="#FFFFFF" fo:language="en" fo:country="US"/>
    </style:style>
    <style:style style:name="T58" style:parent-style-name="DefaultParagraphFont" style:family="text">
      <style:text-properties fo:background-color="#FFFFFF" fo:language="en" fo:country="US"/>
    </style:style>
    <style:style style:name="T59" style:parent-style-name="Hyperlink" style:family="text">
      <style:text-properties fo:background-color="#FFFFFF" fo:language="en" fo:country="US"/>
    </style:style>
    <style:style style:name="T60" style:parent-style-name="DefaultParagraphFont" style:family="text">
      <style:text-properties fo:background-color="#FFFFFF" fo:language="en" fo:country="US"/>
    </style:style>
    <style:style style:name="P61" style:parent-style-name="Standard" style:family="paragraph">
      <style:text-properties fo:background-color="#FFFFFF" fo:language="en" fo:country="US"/>
    </style:style>
    <style:style style:name="P62" style:parent-style-name="Standard" style:family="paragraph">
      <style:text-properties style:font-weight-complex="bold" fo:language="en" fo:country="US"/>
    </style:style>
    <style:style style:name="P63" style:parent-style-name="Standard" style:family="paragraph">
      <style:text-properties fo:font-weight="bold" style:font-weight-asian="bold" style:font-weight-complex="bold" fo:language="en" fo:country="US"/>
    </style:style>
    <style:style style:name="T64" style:parent-style-name="DefaultParagraphFont" style:family="text">
      <style:text-properties fo:font-weight="bold" style:font-weight-asian="bold" style:font-weight-complex="bold"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T72" style:parent-style-name="DefaultParagraphFont" style:family="text">
      <style:text-properties fo:font-weight="bold" style:font-weight-asian="bold" style:font-weight-complex="bold" fo:language="en" fo:country="US"/>
    </style:style>
    <style:style style:name="P73" style:parent-style-name="Standard" style:family="paragraph">
      <style:text-properties fo:language="en" fo:country="US"/>
    </style:style>
    <style:style style:name="T7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Preconditions</text:span></text:p>
      <text:p text:style-name="P3"/>
      <text:p text:style-name="Standard"><text:span text:style-name="T4">2.1 Hardware environment</text:span></text:p>
      <text:p text:style-name="Standard"><text:span text:style-name="T5"><text:tab/></text:span><text:span text:style-name="T6">We used a Asus Eee Pc Seashell series.</text:span></text:p>
      <text:p text:style-name="Standard"><text:span text:style-name="T7"><text:tab/></text:span><text:span text:style-name="T8">AMD E-450 APU @1.6GHz</text:span></text:p>
      <text:p text:style-name="P9"><text:tab/>RAM 4 GB</text:p>
      <text:p text:style-name="P10"/>
      <text:p text:style-name="P11">For testing purpose Android emulator is used with emulator version ….?</text:p>
      <text:p text:style-name="P12"/>
      <text:p text:style-name="Standard"><text:span text:style-name="T13">2.2 Software environment</text:span></text:p>
      <text:p text:style-name="Standard"><text:span text:style-name="T14"><text:tab/></text:span><text:span text:style-name="T15">Windows 7 64 bit</text:span></text:p>
      <text:p text:style-name="P16"><text:tab/>Android SDK version 3.7.2</text:p>
      <text:p text:style-name="P17"><text:tab/>JavaSE 1.6</text:p>
      <text:p text:style-name="P18">Android Development Toolkit version 18.0.0</text:p>
      <text:p text:style-name="P19">Eclipse EGit 1.3.0</text:p>
      <text:p text:style-name="P20"/>
      <text:p text:style-name="Standard"><text:span text:style-name="T21">2.2.3 Softwares</text:span></text:p>
      <text:p text:style-name="Standard"><text:span text:style-name="T22"><text:tab/></text:span><text:span text:style-name="T23">Eclipse version:<text:s/></text:span><text:span text:style-name="T24">Indigo Service Release 2</text:span></text:p>
      <text:p text:style-name="P25">SDK version: Revision 19</text:p>
      <text:p text:style-name="P26"/>
      <text:p text:style-name="Standard"><text:span text:style-name="T27">2.2.3 Software settings</text:span></text:p>
      <text:p text:style-name="Standard"><text:span text:style-name="T28"><text:tab/></text:span><text:span text:style-name="T29">Virtual android device version 2.2</text:span></text:p>
      <text:p text:style-name="P30"/>
      <text:p text:style-name="P31">Information</text:p>
      <text:p text:style-name="P32"/>
      <text:p text:style-name="P33">The .apk file is found in the SleepApp/bin directory.</text:p>
      <text:p text:style-name="P34"/>
      <text:p text:style-name="Standard"><text:span text:style-name="T35">Its a open source project written in java using android sdk. The project files are available on github<text:s/></text:span><text:a xlink:href="" office:target-frame-name="_top" xlink:show="replace"><text:span text:style-name="T36">( <text:s/></text:span></text:a><text:a xlink:href="https://github.com/danwar/JohannesCO" office:target-frame-name="_top" xlink:show="replace"><text:span text:style-name="T37">https://github.com/danwar/JohannesCO</text:span></text:a><text:span text:style-name="T38"><text:s/>). <text:s text:c="2"/>The image files and txt files that represents the map are all located in the “docs” folder. For more information se the java files comments.</text:span></text:p>
      <text:p text:style-name="Standard"><text:span text:style-name="T39">The application is under an Apache license, version 2.0</text:span><text:span text:style-name="T40">.</text:span></text:p>
      <text:p text:style-name="Standard"><text:span text:style-name="T41">For more information</text:span><text:a xlink:href="http://www.apache.org/licenses/LICENSE-2.0.html" office:target-frame-name="_top" xlink:show="replace"><text:span text:style-name="T42"><text:s/></text:span></text:a><text:a xlink:href="http://www.apache.org/licenses/LICENSE-2.0.html" office:target-frame-name="_top" xlink:show="replace"><text:span text:style-name="T43">http</text:span></text:a><text:a xlink:href="http://www.apache.org/licenses/LICENSE-2.0.html" office:target-frame-name="_top" xlink:show="replace"><text:span text:style-name="T44">://</text:span></text:a><text:a xlink:href="http://www.apache.org/licenses/LICENSE-2.0.html" office:target-frame-name="_top" xlink:show="replace"><text:span text:style-name="T45">www</text:span></text:a><text:a xlink:href="http://www.apache.org/licenses/LICENSE-2.0.html" office:target-frame-name="_top" xlink:show="replace"><text:span text:style-name="T46">.</text:span></text:a><text:a xlink:href="http://www.apache.org/licenses/LICENSE-2.0.html" office:target-frame-name="_top" xlink:show="replace"><text:span text:style-name="T47">apache</text:span></text:a><text:a xlink:href="http://www.apache.org/licenses/LICENSE-2.0.html" office:target-frame-name="_top" xlink:show="replace"><text:span text:style-name="T48">.</text:span></text:a><text:a xlink:href="http://www.apache.org/licenses/LICENSE-2.0.html" office:target-frame-name="_top" xlink:show="replace"><text:span text:style-name="T49">org</text:span></text:a><text:a xlink:href="http://www.apache.org/licenses/LICENSE-2.0.html" office:target-frame-name="_top" xlink:show="replace"><text:span text:style-name="T50">/</text:span></text:a><text:a xlink:href="http://www.apache.org/licenses/LICENSE-2.0.html" office:target-frame-name="_top" xlink:show="replace"><text:span text:style-name="T51">licenses</text:span></text:a><text:a xlink:href="http://www.apache.org/licenses/LICENSE-2.0.html" office:target-frame-name="_top" xlink:show="replace"><text:span text:style-name="T52">/</text:span></text:a><text:a xlink:href="http://www.apache.org/licenses/LICENSE-2.0.html" office:target-frame-name="_top" xlink:show="replace"><text:span text:style-name="T53">LICENSE</text:span></text:a><text:a xlink:href="http://www.apache.org/licenses/LICENSE-2.0.html" office:target-frame-name="_top" xlink:show="replace"><text:span text:style-name="T54">-2.0.</text:span></text:a><text:a xlink:href="http://www.apache.org/licenses/LICENSE-2.0.html" office:target-frame-name="_top" xlink:show="replace"><text:span text:style-name="T55">html</text:span></text:a></text:p>
      <text:p text:style-name="P56"/>
      <text:p text:style-name="P57">This android-project is preferably tested and started from Eclipse.<text:s/></text:p>
      <text:p text:style-name="Standard"><text:span text:style-name="T58">First step for a new tester or developer should be to install EGit from Eclipse Marketplace and the ADT plugin for Eclipse (</text:span><text:a xlink:href="http://developer.android.com/sdk/eclipse-adt.html" office:target-frame-name="_top" xlink:show="replace"><text:span text:style-name="T59">http://developer.android.com/sdk/eclipse-adt.html</text:span></text:a><text:span text:style-name="T60">.). After installation of Android ADT and connection with Github in your Eclipse, import the project in Eclipse: file → import → Git → Projects from Git → next → URL → insert git@github.com:danwar/JohannesCO.git as URL → next → next → next → finish.<text:s/></text:span></text:p>
      <text:p text:style-name="P61">Now you are ready to build or run the application. The test report document is TestPlanTestReport.odt.</text:p>
      <text:p text:style-name="P62"/>
      <text:p text:style-name="P63"/>
      <text:p text:style-name="Standard"><text:span text:style-name="T64">Build procedure</text:span></text:p>
      <text:p text:style-name="P65"/>
      <text:list text:style-name="LFO1" text:continue-numbering="true">
        <text:list-item>
          <text:p text:style-name="P66">Compiling the program in Eclipse while having the Android SDK plugin installed. This creates an .apk file that is our program</text:p>
        </text:list-item>
        <text:list-item>
          <text:p text:style-name="P67">Commit</text:p>
        </text:list-item>
        <text:list-item>
          <text:p text:style-name="P68">Push</text:p>
        </text:list-item>
        <text:list-item>
          <text:p text:style-name="P69">Clean Clone (to other<text:s/>hardware)</text:p>
        </text:list-item>
        <text:list-item>
          <text:p text:style-name="P70">Pack it.</text:p>
        </text:list-item>
      </text:list>
      <text:p text:style-name="P71"/>
      <text:p text:style-name="Standard"><text:span text:style-name="T72">Release procedure</text:span></text:p>
      <text:p text:style-name="P73"/>
      <text:p text:style-name="Standard"><text:span text:style-name="T74">Sending the Sleep App .apk to an android devi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Johannes</dc:creator>
    <meta:creation-date>2012-04-23T09:17:00Z</meta:creation-date>
    <dc:date>2012-05-10T13:03:00Z</dc:date>
    <meta:template xlink:href="Normal" xlink:type="simple"/>
    <meta:editing-cycles>3</meta:editing-cycles>
    <meta:editing-duration>PT420S</meta:editing-duration>
    <meta:document-statistic meta:page-count="2" meta:paragraph-count="5" meta:word-count="455" meta:character-count="2864" meta:row-count="20" meta:non-whitespace-character-count="2414"/>
  </office:meta>
</office:document-meta>
</file>